
<file path=META-INF/manifest.xml><?xml version="1.0" encoding="utf-8"?>
<manifest:manifest xmlns:manifest="urn:oasis:names:tc:opendocument:xmlns:manifest:1.0">
  <manifest:file-entry manifest:media-type="application/vnd.oasis.opendocument.formula"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DOCTYPE math  PUBLIC '-//OpenOffice.org//DTD Modified W3C MathML 1.01//EN'  'math.dtd'>
<math:math xmlns:math="http://www.w3.org/1998/Math/MathML">
  <math:semantics>
    <math:mtable>
      <math:mtr>
        <math:mstyle math:fontweight="bold">
          <math:mrow>
            <math:munder math:accentunder="true">
              <math:mtext>6. Attributes</math:mtext>
              <math:mo>̲</math:mo>
            </math:munder>
          </math:mrow>
        </math:mstyle>
      </math:mtr>
      <math:mtr/>
      <math:mtr>
        <math:mrow>
          <math:mover math:accent="true">
            <math:mi>a</math:mi>
            <math:mo math:stretchy="false">´</math:mo>
          </math:mover>
          <math:mi>,</math:mi>
          <math:mover math:accent="true">
            <math:mi>a</math:mi>
            <math:mo math:stretchy="false">`</math:mo>
          </math:mover>
          <math:mi>,</math:mi>
          <math:mover math:accent="true">
            <math:mi>a</math:mi>
            <math:mo math:stretchy="false">ˇ</math:mo>
          </math:mover>
          <math:mi>,</math:mi>
          <math:mover math:accent="true">
            <math:mi>a</math:mi>
            <math:mo math:stretchy="false">˘</math:mo>
          </math:mover>
          <math:mi>,</math:mi>
          <math:mover math:accent="true">
            <math:mi>a</math:mi>
            <math:mo math:stretchy="false">˚</math:mo>
          </math:mover>
        </math:mrow>
      </math:mtr>
      <math:mtr>
        <math:mrow>
          <math:mover math:accent="true">
            <math:mi>a</math:mi>
            <math:mo math:stretchy="false">→</math:mo>
          </math:mover>
          <math:mi>,</math:mi>
          <math:mover math:accent="true">
            <math:mi>a</math:mi>
            <math:mo math:stretchy="false">˜</math:mo>
          </math:mover>
          <math:mi>,</math:mi>
          <math:mover math:accent="true">
            <math:mi>a</math:mi>
            <math:mo math:stretchy="false">ˆ</math:mo>
          </math:mover>
          <math:mi>,</math:mi>
          <math:mover math:accent="true">
            <math:mi>a</math:mi>
            <math:mo math:stretchy="false">ˉ</math:mo>
          </math:mover>
          <math:mi>,</math:mi>
          <math:mover math:accent="true">
            <math:mi>a</math:mi>
            <math:mo math:stretchy="false">˙</math:mo>
          </math:mover>
          <math:mi>,</math:mi>
          <math:mover math:accent="true">
            <math:mi>a</math:mi>
            <math:mo math:stretchy="false">¨</math:mo>
          </math:mover>
          <math:mi>,</math:mi>
          <math:mover math:accent="true">
            <math:mi>a</math:mi>
            <math:mo math:stretchy="false">⋯</math:mo>
          </math:mover>
        </math:mrow>
      </math:mtr>
      <math:mtr>
        <math:mrow>
          <math:mover math:accent="true">
            <math:mi>a</math:mi>
            <math:mo math:stretchy="false">→</math:mo>
          </math:mover>
          <math:mi>,</math:mi>
          <math:mover math:accent="true">
            <math:mi math:fontstyle="italic">abc</math:mi>
            <math:mo math:stretchy="false">→</math:mo>
          </math:mover>
          <math:mi>,</math:mi>
          <math:mover math:accent="true">
            <math:mi>a</math:mi>
            <math:mo math:stretchy="false">˜</math:mo>
          </math:mover>
          <math:mi>,</math:mi>
          <math:mover math:accent="true">
            <math:mi math:fontstyle="italic">abc</math:mi>
            <math:mo math:stretchy="false">˜</math:mo>
          </math:mover>
          <math:mi>,</math:mi>
          <math:mover math:accent="true">
            <math:mi>a</math:mi>
            <math:mo math:stretchy="false">ˆ</math:mo>
          </math:mover>
          <math:mi>,</math:mi>
          <math:mover math:accent="true">
            <math:mi math:fontstyle="italic">abc</math:mi>
            <math:mo math:stretchy="false">ˆ</math:mo>
          </math:mover>
        </math:mrow>
      </math:mtr>
      <math:mtr>
        <math:mrow>
          <math:mover math:accent="true">
            <math:mi>a</math:mi>
            <math:mo>¯</math:mo>
          </math:mover>
          <math:mi>,</math:mi>
          <math:mover math:accent="true">
            <math:mi math:fontstyle="italic">abc</math:mi>
            <math:mo>¯</math:mo>
          </math:mover>
          <math:mi>,</math:mi>
          <math:munder math:accentunder="true">
            <math:mi>a</math:mi>
            <math:mo>̲</math:mo>
          </math:munder>
          <math:mi>,</math:mi>
          <math:munder math:accentunder="true">
            <math:mi math:fontstyle="italic">abc</math:mi>
            <math:mo>̲</math:mo>
          </math:munder>
          <math:mi>,</math:mi>
          <math:mi>a</math:mi>
          <math:mi>,</math:mi>
          <math:mi math:fontstyle="italic">abc</math:mi>
        </math:mrow>
      </math:mtr>
      <math:mtr>
        <math:mrow>
          <math:mphantom>
            <math:mstyle>
              <math:mrow>
                <math:mtext>phantom</math:mtext>
              </math:mrow>
            </math:mstyle>
          </math:mphantom>
          <math:mi>,</math:mi>
          <math:mstyle math:fontweight="bold">
            <math:mrow>
              <math:mtext>bold</math:mtext>
            </math:mrow>
          </math:mstyle>
          <math:mi>,</math:mi>
          <math:mstyle math:fontstyle="italic">
            <math:mrow>
              <math:mstyle math:fontstyle="italic">
                <math:mrow>
                  <math:mi>,</math:mi>
                </math:mrow>
              </math:mstyle>
            </math:mrow>
          </math:mstyle>
          <math:mstyle math:fontsize="5pt">
            <math:mrow>
              <math:mtext>Risized to 5 pts</math:mtext>
            </math:mrow>
          </math:mstyle>
          <math:mi>,</math:mi>
          <math:mrow>
            <math:mrow>
              <math:mstyle math:fontfamily="sans">
                <math:mrow>
                  <math:mtext>Sans Serif</math:mtext>
                </math:mrow>
              </math:mstyle>
              <math:mo math:stretchy="false">−</math:mo>
              <math:mstyle math:fontfamily="serif">
                <math:mrow>
                  <math:mtext>Serif</math:mtext>
                </math:mrow>
              </math:mstyle>
            </math:mrow>
            <math:mo math:stretchy="false">−</math:mo>
            <math:mstyle math:fontfamily="fixed">
              <math:mrow>
                <math:mtext>Fixed</math:mtext>
              </math:mrow>
            </math:mstyle>
          </math:mrow>
        </math:mrow>
      </math:mtr>
    </math:mtable>
    <math:annotation math:encoding="StarMath 5.0">bold underline  "6. Attributes" newline newline
acute a, grave a, check a, breve a, circle a newline
vec a, tilde a, hat a, bar a, dot a, ddot a, dddot a  newline
widevec a, widevec abc, widetilde a, widetilde abc, widehat a, widehat abc newline
overline a, overline abc, underline a, underline abc, overstrike a, overstrike abc newline
phantom "phantom", bold "bold", ital italic, size 5 "Risized to 5 pts", font Sans "Sans Serif" - font Serif "Serif" - font Fixed "Fixed" newline</math:annotation>
  </math:semantics>
</math:math>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6$Build-9268</meta:generator>
    <meta:editing-cycles>0</meta:editing-cycles>
    <meta:editing-duration>PT0S</meta:editing-duration>
    <meta:user-defined meta:name="Info 1"/>
    <meta:user-defined meta:name="Info 2"/>
    <meta:user-defined meta:name="Info 3"/>
    <meta:user-defined meta:name="Info 4"/>
  </office:meta>
</office:document-meta>
</file>